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3pt" style:language-asian="none" style:country-asian="none" style:font-style-asian="normal" style:font-weight-asian="normal" style:font-name-complex="Menlo-Regular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Testdagbok. Kommando på linje 3, køyr I lang-fit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cat misc/freebound.txt |hfst-tokenise -cg tools/tokenisers/tokeniser-disamb-gt-desc.pmhfst |grep ' ?'|wc -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bound.txt</text:p>
          </table:table-cell>
          <table:table-cell table:style-name="ce1" office:value-type="float" office:value="438044" calcext:value-type="float">
            <text:p>43804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11120" calcext:value-type="float">
            <text:p>211120</text:p>
          </table:table-cell>
          <table:table-cell office:value-type="float" office:value="75154" calcext:value-type="float">
            <text:p>75154</text:p>
          </table:table-cell>
          <table:table-cell table:formula="of:=1 - ([.B6]/[.$B$4])" office:value-type="percentage" office:value="0.828432760179343" calcext:value-type="percentage">
            <text:p>82,843 %</text:p>
          </table:table-cell>
        </table:table-row>
        <table:table-row table:style-name="ro2">
          <table:table-cell office:value-type="float" office:value="211123" calcext:value-type="float">
            <text:p>211123</text:p>
          </table:table-cell>
          <table:table-cell office:value-type="float" office:value="73002" calcext:value-type="float">
            <text:p>73002</text:p>
          </table:table-cell>
          <table:table-cell table:formula="of:=1 - ([.B7]/[.$B$4])" office:value-type="percentage" office:value="0.833345508670362" calcext:value-type="percentage">
            <text:p>83,335 %</text:p>
          </table:table-cell>
        </table:table-row>
        <table:table-row table:style-name="ro2">
          <table:table-cell office:value-type="float" office:value="211124" calcext:value-type="float">
            <text:p>211124</text:p>
          </table:table-cell>
          <table:table-cell office:value-type="float" office:value="72956" calcext:value-type="float">
            <text:p>72956</text:p>
          </table:table-cell>
          <table:table-cell table:formula="of:=1 - ([.B8]/[.$B$4])" office:value-type="percentage" office:value="0.833450520952233" calcext:value-type="percentage">
            <text:p>83,345 %</text:p>
          </table:table-cell>
        </table:table-row>
        <table:table-row table:style-name="ro2">
          <table:table-cell table:number-columns-repeated="2"/>
          <table:table-cell table:formula="of:=1 - ([.B9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0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1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2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3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4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5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6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7]/[.$B$4])" office:value-type="percentage" office:value="1" calcext:value-type="percentage">
            <text:p>100,000 %</text:p>
          </table:table-cell>
        </table:table-row>
        <table:table-row table:style-name="ro2">
          <table:table-cell table:number-columns-repeated="2"/>
          <table:table-cell table:formula="of:=1 - ([.B18]/[.$B$4])" office:value-type="percentage" office:value="1" calcext:value-type="percentage">
            <text:p>100,000 %</text:p>
          </table:table-cell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percentage-style style:name="N108">
      <number:number number:decimal-places="3" number:min-decimal-places="3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15:04:06.2294277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3T13:16:31.299237092</meta:creation-date>
    <meta:generator>LibreOffice/7.2.2.2$MacOSX_X86_64 LibreOffice_project/02b2acce88a210515b4a5bb2e46cbfb63fe97d56</meta:generator>
    <dc:date>2021-11-25T20:43:08.863192004</dc:date>
    <meta:editing-duration>PT10H53M14S</meta:editing-duration>
    <meta:editing-cycles>4</meta:editing-cycles>
    <meta:document-statistic meta:table-count="1" meta:cell-count="23" meta:object-count="0"/>
  </office:meta>
</office:document-meta>
</file>